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Dossier des spécifications détaillées</text:p>
      <text:p text:style-name="P2">DicoBomb</text:p>
      <text:p text:style-name="P3"/>
      <text:p text:style-name="P4">I) Contexte, enjeux et objectifs du logiciel</text:p>
      <text:p text:style-name="P5">II) Définition des usages du système</text:p>
      <text:p text:style-name="P6">III) Architecture fonctionnelle</text:p>
      <text:p text:style-name="P7">IV) Architecture<text:s/>applicative et des données</text:p>
      <text:p text:style-name="P8">V) Architecture technologique</text:p>
      <text:p text:style-name="P9">VI) Description détaillée des modules, fonctions</text:p>
      <text:p text:style-name="P10">VII) Limites</text:p>
      <text:p text:style-name="P11"/>
      <text:p text:style-name="P12">PLANNING – GANTT</text:p>
      <text:p text:style-name="P13">But du projet</text:p>
      <text:p text:style-name="P14">Matrice des compétences</text:p>
      <text:p text:style-name="P15">Risques</text:p>
      <text:p text:style-name="P16">Roles de chacun</text:p>
      <text:p text:style-name="P17">architecture technologique</text:p>
      <text:p text:style-name="P18">outils utilisés<text:tab/></text:p>
      <text:p text:style-name="P19"/>
      <text:p text:style-name="P20">Le but du projet est de créer un jeu en ligne ludique et agréable permettant à des joueurs de s'amuser et d'apprendre ensembles. Notre montée en compétence est également un des enjeux de ce projet.</text:p>
      <text:p text:style-name="P21"/>
      <text:p text:style-name="P22">Rôles de chacun :</text:p>
      <text:p text:style-name="P23">Cyril SABOURAULT : Responsable de la partie réseau aide à la partie jeu</text:p>
      <text:p text:style-name="P24">Benoit MENARD : Aide réseau et jeu</text:p>
      <text:p text:style-name="P25">Lens-Hunnel Mbina Mbina : Responsable de la partie jeu</text:p>
      <text:p text:style-name="P26">Pierre Lannel : Maitrise d'ouvrage, GUI, jeu, réseau</text:p>
      <text:p text:style-name="P27"/>
      <text:p text:style-name="P28">Liste des outils utilisés :</text:p>
      <text:p text:style-name="P29">Github</text:p>
      <text:p text:style-name="P30">PlanZone</text:p>
      <text:p text:style-name="P31">Eclipse</text:p>
      <text:p text:style-name="P32"/>
      <text:p text:style-name="P33">Architecture technologique :</text:p>
      <text:p text:style-name="P3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ANNEL Pierre</meta:initial-creator>
    <dc:creator>LANNEL Pierre</dc:creator>
    <meta:creation-date>2015-10-12T15:03:00Z</meta:creation-date>
    <dc:date>2015-10-14T18:02:00Z</dc:date>
    <meta:template xlink:href="Normal.dotm" xlink:type="simple"/>
    <meta:editing-cycles>4</meta:editing-cycles>
    <meta:editing-duration>PT14820S</meta:editing-duration>
    <meta:document-statistic meta:page-count="1" meta:paragraph-count="1" meta:word-count="144" meta:character-count="939" meta:row-count="6" meta:non-whitespace-character-count="796"/>
  </office:meta>
</office:document-meta>
</file>